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2pt" fo:font-weight="normal" officeooo:rsid="00111c5f" officeooo:paragraph-rsid="001ec694" style:font-size-asian="12pt" style:font-weight-asian="normal" style:font-size-complex="12pt" style:font-weight-complex="normal"/>
    </style:style>
    <style:style style:name="P2" style:family="paragraph" style:parent-style-name="Standard">
      <style:paragraph-properties fo:text-align="end" style:justify-single-word="false"/>
      <style:text-properties fo:font-size="12pt" fo:font-weight="normal" officeooo:rsid="00111c5f" officeooo:paragraph-rsid="001ec694"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1ec694" officeooo:paragraph-rsid="001ec694"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205f87" officeooo:paragraph-rsid="00205f87"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bold" officeooo:rsid="001ec694" officeooo:paragraph-rsid="001ec694" style:font-size-asian="12pt" style:font-weight-asian="bold" style:font-size-complex="12pt" style:font-weight-complex="bold"/>
    </style:style>
    <style:style style:name="P6" style:family="paragraph" style:parent-style-name="Standard">
      <style:text-properties officeooo:rsid="00111c5f" officeooo:paragraph-rsid="001ec694"/>
    </style:style>
    <style:style style:name="P7" style:family="paragraph" style:parent-style-name="Standard">
      <style:paragraph-properties fo:text-align="center" style:justify-single-word="false"/>
      <style:text-properties fo:font-size="22pt" fo:font-weight="normal" officeooo:rsid="00111c5f" officeooo:paragraph-rsid="001ec694" style:font-size-asian="19.25pt" style:font-weight-asian="normal" style:font-size-complex="22pt" style:font-weight-complex="normal"/>
    </style:style>
    <style:style style:name="P8" style:family="paragraph" style:parent-style-name="Standard">
      <style:paragraph-properties fo:text-align="end" style:justify-single-word="false"/>
      <style:text-properties fo:font-size="22pt" fo:font-weight="normal" officeooo:rsid="00111c5f" officeooo:paragraph-rsid="001ec694" style:font-size-asian="19.25pt" style:font-weight-asian="normal" style:font-size-complex="22pt" style:font-weight-complex="normal"/>
    </style:style>
    <style:style style:name="P9" style:family="paragraph" style:parent-style-name="Standard">
      <style:paragraph-properties fo:text-align="center" style:justify-single-word="false"/>
      <style:text-properties fo:font-size="22pt" fo:font-weight="normal" officeooo:rsid="001ec694" officeooo:paragraph-rsid="001ec694" style:font-size-asian="19.25pt" style:font-weight-asian="normal" style:font-size-complex="22pt" style:font-weight-complex="normal"/>
    </style:style>
    <style:style style:name="P10" style:family="paragraph" style:parent-style-name="Standard">
      <style:paragraph-properties fo:text-align="end" style:justify-single-word="false"/>
      <style:text-properties officeooo:paragraph-rsid="001ec694"/>
    </style:style>
    <style:style style:name="T1" style:family="text">
      <style:text-properties fo:font-size="12pt" fo:font-weight="normal" officeooo:rsid="00111c5f" style:font-size-asian="12pt" style:font-weight-asian="normal" style:font-size-complex="12pt" style:font-weight-complex="normal"/>
    </style:style>
    <style:style style:name="T2" style:family="text">
      <style:text-properties fo:font-size="12pt" fo:font-weight="normal" officeooo:rsid="0021601e" style:font-size-asian="12pt" style:font-weight-asian="normal" style:font-size-complex="12pt" style:font-weight-complex="normal"/>
    </style:style>
    <style:style style:name="T3" style:family="text">
      <style:text-properties fo:font-variant="normal" fo:text-transform="none" fo:color="#444444" style:font-name="Liberation Serif" fo:font-size="12pt" fo:letter-spacing="normal" fo:font-style="normal" fo:font-weight="normal" style:font-size-asian="12pt" style:font-size-complex="12pt"/>
    </style:style>
    <style:style style:name="T4" style:family="text">
      <style:text-properties fo:font-variant="normal" fo:text-transform="none" fo:color="#252525" style:font-name="Liberation Serif" fo:font-size="12pt" fo:letter-spacing="normal" fo:font-style="normal" fo:font-weight="normal" officeooo:rsid="00111c5f" style:font-size-asian="12pt" style:font-weight-asian="normal" style:font-size-complex="12pt" style:font-weight-complex="normal"/>
    </style:style>
    <style:style style:name="T5" style:family="text">
      <style:text-properties officeooo:rsid="001ec694"/>
    </style:style>
    <style:style style:name="T6" style:family="text">
      <style:text-properties officeooo:rsid="00205f8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Universidad Simón Bolívar </text:p>
      <text:p text:style-name="P6">Laboratorio de Bases de Datos</text:p>
      <text:p text:style-name="P6">Profesor<text:span text:style-name="T5">a</text:span>: <text:span text:style-name="T5">Yudith Cardinale</text:span> <text:s/></text:p>
      <text:p text:style-name="P6"><text:s text:c="20"/></text:p>
      <text:p text:style-name="P6"/>
      <text:p text:style-name="P6"/>
      <text:p text:style-name="P6"/>
      <text:p text:style-name="P6"/>
      <text:p text:style-name="P6"/>
      <text:p text:style-name="P6"/>
      <text:p text:style-name="P7"/>
      <text:p text:style-name="P7"/>
      <text:p text:style-name="P9">PROYECTO HILOS/PROCESOS:</text:p>
      <text:p text:style-name="P9">FRIENDFIND</text:p>
      <text:p text:style-name="P7"/>
      <text:p text:style-name="P7"/>
      <text:p text:style-name="P7"/>
      <text:p text:style-name="P7"/>
      <text:p text:style-name="P7"/>
      <text:p text:style-name="P7"/>
      <text:p text:style-name="P7"/>
      <text:p text:style-name="P8"/>
      <text:p text:style-name="P8"/>
      <text:p text:style-name="P8"/>
      <text:p text:style-name="P8"/>
      <text:p text:style-name="P8"/>
      <text:p text:style-name="P8"/>
      <text:p text:style-name="P8"/>
      <text:p text:style-name="P8"/>
      <text:p text:style-name="P8"/>
      <text:p text:style-name="P2">Integrantes:</text:p>
      <text:p text:style-name="P10"><text:span text:style-name="T1">Ricardo M</text:span><text:span text:style-name="T3">ü</text:span><text:span text:style-name="T4">nch</text:span><text:span text:style-name="T1"> - <text:s/></text:span><text:span text:style-name="T2">11-10684</text:span></text:p>
      <text:p text:style-name="P2">Manuel Gomes – 11-10375</text:p>
      <text:p text:style-name="P1"/>
      <text:p text:style-name="P1">Caracas, 16 de mayo de 2015</text:p>
      <text:p text:style-name="P1"/>
      <text:p text:style-name="P1"><text:soft-page-break/></text:p>
      <text:p text:style-name="P5">Resumen</text:p>
      <text:p text:style-name="P5"/>
      <text:p text:style-name="P5"/>
      <text:p text:style-name="P3">Para aporvechar la concurrencia de un Sistema de Operación que permita multiprogramación se utilizan los métodos de hilos y procesos que consisten básicamente en la división del trabajo en varios “subprogramas” (hilos o procesos, dependiendo el caso) que llamaremos “hijos”, que son creados por el programa principal, que llamaremos “padre”. Un proceso hijo tiene el mismo código del padre, y al momento de creación, todos sus registros poseen los mismos valores que los del padre, la única diferencia es el PID (process ID) de cada uno, una consecuencia inmediata de dichas características es que al alternar procesos en ejecución, debe existir un cambio de contexto lo cual implica <text:span text:style-name="T6">que se emplea tiempo en sólo cambiar de un proceso a otro, en el cual no se está ejecutando <text:s/>ningun proceso. </text:span></text:p>
      <text:p text:style-name="P4">A diferencia de los procesos, los hilos son parte del mismo proceso que el padre, simplemente son flujos disjuntos de código que pueden ejecutarse paralelamente (paralelismo virtual) y, como forman parte del mismo proceso se comparten los registros, lo que hace que cuando hay un cambio de un hilo a otro que forman parte del mismo código no se pierde tiempo de cálculo.</text:p>
      <text:p text:style-name="P4">Otra diferencia entre ambos es que no existe comunicación directa entre procesos, al menos no con las herramientas que se nos permitió usar para la implementación de este proyecto, por lo que la comunicación dentre procesos en la función map fue por medio de escritura y lectura de archivos, utilizando el dispositivo de E/S de memoria secundaria donde estén alojados estos, por lo que también deberá notarse este retardo en el tiempo de ejecución. Por el contrario, y como los hilos comparten registros si existe la comunicación entre los hijos y el padre en un programa implementado con hil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nuel </meta:initial-creator>
    <meta:creation-date>2015-05-21T23:04:09.515660294</meta:creation-date>
    <dc:date>2015-05-21T23:27:11.797215059</dc:date>
    <dc:creator>Manuel </dc:creator>
    <meta:editing-duration>PT7M52S</meta:editing-duration>
    <meta:editing-cycles>1</meta:editing-cycles>
    <meta:document-statistic meta:table-count="0" meta:image-count="0" meta:object-count="0" meta:page-count="2" meta:paragraph-count="14" meta:word-count="320" meta:character-count="1990" meta:non-whitespace-character-count="1656"/>
    <meta:generator>LibreOffice/4.2.8.2$Linux_X86_64 LibreOffice_project/420m0$Build-2</meta:generator>
  </office:meta>
</office:document-meta>
</file>